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111111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111111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 tengo series favoritas realmente pero voy a elegir la última que cuando tengo tiempo veo:</text:p>
      <text:p text:style-name="Standard"/>
      <text:p text:style-name="Standard">Un asunto privado, con Aura Garrido y Jean Re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7T12:46:07.08</meta:creation-date>
    <dc:date>2022-10-27T18:02:02.66</dc:date>
    <meta:editing-duration>PT4H45M9S</meta:editing-duration>
    <meta:editing-cycles>1</meta:editing-cycles>
    <meta:generator>OpenOffice/4.1.11$Win32 OpenOffice.org_project/4111m1$Build-9808</meta:generator>
    <meta:document-statistic meta:table-count="0" meta:image-count="0" meta:object-count="0" meta:page-count="1" meta:paragraph-count="2" meta:word-count="25" meta:character-count="139"/>
  </office:meta>
</office:document-meta>
</file>